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style:style style:name="T3"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4 listopada 1996 r.</text:span></text:p>
      <text:p text:style-name="P1"><text:span text:style-name="T2">Wiceprezes Rady Ministrów Minister Finansów Grzegorz Kołodko:</text:span></text:p>
      <text:p text:style-name="P1"><text:span text:style-name="T3">    Panie Marszałku! Wysoka Izbo! W imieniu Rady Ministrów... (Gwar na sali)</text:span><text:span text:style-name="T1">    </text:span></text:p>
      <text:p text:style-name="P1"><text:span text:style-name="T1">...Rzeczypospolitej mam zaszczyt przedstawić projekt ustawy budżetowej państwa na rok 1997. Jest to rok ważny - jak wszystkie inne w naszych wspólnych wysiłkach, aby w Polsce żyło się nam wszystkim coraz lepiej. Jest to budżet realizacji czwartego roku naszego wspólnego programu rozwojowego ˝Strategia dla Polski˝. Jest to budżet, który ma tworzyć przesłanki dobrego rozwoju i funkcjonowania polskiego państwa, społeczeństwa i gospodarki w przyszłości, ale także jest to budżet, który już coraz wyraźniej - i sądzę, że coraz bardziej odczuwalnie przez coraz szersze kręgi naszego społeczeństwa - przynosi owoce naszych wieloletnich wysiłków podczas tr</text:span><text:bookmark text:name="_GoBack"/><text:span text:style-name="T1">udnego procesu transformacji polskiej gospodarki i polskiego państwa.</text:span></text:p>
      <text:p text:style-name="P1"><text:span text:style-name="T1">    Rząd przedstawia Wysokiej Izbie projekt ustawy budżetowej na rok 1997 - rok, który będzie trwał 365 dni, podczas których będziemy produkować, wytwarzać, ale także dzielić to, do czego wytworzenia jesteśmy wspólnie - jako naród - zdolni.</text:span></text:p>
      <text:p text:style-name="P1"><text:span text:style-name="T1">    Jednakże postrzegać trzeba procesy, które decydują o ostatecznym kształcie i proporcjach tego, co zapisujemy w ustawie budżetowej na ścieżce czasu, w przestrzeni, w której rozgrywają się wielorakie procesy nie tylko finansowe, ale także gospodarcze, nie tylko finansowo-gospodarcze, ale także społeczno-polityczne. Dlatego też, prosząc o ocenę rządowego przedłożenia, prosimy także w imieniu rządu, aby wydłużyć perspektywę, aby przy krytycznym przyglądaniu się temu, co proponujemy, przy dążeniu pań i panów posłów do tego, aby poprawić to, co rząd zaproponował, pamiętać, że rok 1997 jest tylko jednym z wielu lat, które następują po latach poprzedzających i które zapoczątkowują okres następny.</text:span></text:p>
      <text:p text:style-name="P1"><text:span text:style-name="T1">    Sama metodologia podchodzenia do pisania ustaw budżetowych w ten sposób, że zamykają się one w ramach od Nowego Roku do Sylwestra, kiedy to wszyscy Polacy życzą sobie wszystkiego najlepszego, jest w pewien sposób ułomna. W życiu gospodarczym, w przebiegu strumieni finansowych, w kształtowaniu się zasobów w zasadzie nic się nie zaczyna 1 stycznia i nic się nie kończy 31 grudnia. Stąd też to, co proponujemy w przedłożeniu rządowym w postaci projektu ustawy budżetowej państwa na rok 1997, jest głęboko osadzone w realiach finansowych i gospodarczych wynikających z przebiegu procesów transformacji polskiej gospodarki w wielu ostatnich latach, nie tylko po roku 1989 i nie tylko i wyłącznie w trakcie kadencji tej Wysokiej Izby, a więc podczas ostatnich trzech lat. Jest to także głęboko osadzone w odpowiedzi na wyzwania, które stoją przed polską gospodarką, państwem i społeczeństwem w latach wykraczających poza rok 1997.</text:span></text:p>
      <text:p text:style-name="P1"><text:span text:style-name="T1">    Dzisiaj, w połowie listopada 1996 r., widać już, jak nigdy wcześniej, że konsekwencja, mądrość polityki, światła kontrola ze strony parlamentu, pracowitość społeczeństwa, odwaga podejmowania trudnych reform strukturalnych - daje efekty. Do podziału - budżet jest bowiem instrumentem podziału części tego, co wytwarzamy - jest coraz więcej. Dzięki temu, i tylko dzięki temu, lepsze może być zaspokajanie potrzeb w roku 1997 niż w którymkolwiek z lat poprzednich. Ale chodzi nam o to, żeby były jeszcze lepsze warunki do satysfakcjonowania rozlicznych potrzeb społecznych w roku 1998, 1999, w roku 2000 i w latach następnych.</text:span></text:p>
      <text:p text:style-name="P1"><text:span text:style-name="T1">    Sądzę, że budżet jest mocno osadzony w ścieżce już dzisiaj trwałego i coraz bardziej zrównoważonego wzrostu gospodarczego. Jest to jednakże budżet przede wszystkim preferencji społecznych. I to nie dlatego, że rok 1997, a słyszałem już takie oceny, jest rokiem wyborów parlamentarnych, co skądinąd jest faktem. Jest to budżet preferencji społecznych, gdyż taka właśnie, a nie inna jest linia programowa </text:span><text:soft-page-break/><text:span text:style-name="T1">naszego rządu, taka właśnie, a nie inna jest linia koalicji SLD-PSL. Wierzę, że taka jest linia, która łączy nas wszystkich nie tylko w tej Izbie. Różnić się chyba powinniśmy tylko co do sposobów urzeczywistniania tej linii, ale budżet, który ma swój wymiar jako dokument finansowy, tzw. słupki, jest przede wszystkim czymś, co kierujemy dla ludzi. Budżet bowiem dzieli to, co ludzie wytwarzają, pobierając od nich część tego w postaci należności podatkowych na rzecz państwa, a parlament w imieniu państwa alokuje, przesuwa te środki w postaci wydatków, po to, żeby tworzyć dobre warunki do rozwoju na przyszłość i zaspokajać potrzeby.</text:span></text:p>
      <text:p text:style-name="P1"><text:span text:style-name="T1">    Chcemy, wsłuchując się w to, co ludzie mówią, kierując się tym, co myślą, jak wypowiadają swoje preferencje, jak najwłaściwiej je odczytywać. Zdaniem rządu preferencje społeczne kształtują się w obecnej fazie przebudowy i rozwoju polskiej gospodarki w ten sposób, iż wyraźne priorytety przyznaje się inwestowaniu w kapitał ludzki, a zwłaszcza w takie obszary, jak narodowa edukacja, oświata i wychowanie - po to, żeby lepsze było kształcenie polskiej młodzieży. Nie bez przyczyny bowiem wybraliśmy świadomie przyszłość.</text:span></text:p>
      <text:p text:style-name="P1"><text:span text:style-name="T1">    Preferencje te wyrażają się także w tym, żeby więcej łożyć na poprawę stanu zdrowia społeczeństwa, na ochronę zdrowia, w tym zwłaszcza na zreformowanie funkcjonowania służby zdrowia, aby mniej było na tym odcinku problemów w przyszłości, niż odnotowywaliśmy ich w przeszłości. Preferencje te dotyczą także kształcenia na poziomie wyższym - nauki i szkolnictwa wyższego. Ale ilekolwiek byśmy tutaj środków łożyli, tak właśnie widząc preferencje społeczne i nadając budżetowi ten akcent - jest to bowiem budżet preferencji społecznych - tylko wówczas to wszystko może dziać się w pokoju i spokoju, kiedy bezpieczne jest całe państwo.</text:span></text:p>
      <text:p text:style-name="P1"><text:span text:style-name="T1">    Dlatego też wśród tych preferencji można wyraźnie dostrzec troskę rządu, parlamentu (jak sądzę i jeśli zyska to akceptację) o odpowiednie zwiększenie realnych nakładów także na nasze bezpieczeństwo - i państwa polskiego i obywateli tego państwa; bezpieczeństwo zarówno na uliczkach małych miasteczek, jak i w centrach wielkich metropolii, na wsi i w mieście, ale także na polskich granicach oraz w układzie geopolitycznym. Stąd też troską rządu jest to, aby zyskać akceptację Wysokiej Izby dla znaczącego wzrostu nakładów realnych na finansowanie wymiaru sprawiedliwości, sektora bezpieczeństwa publicznego, obrony narodowej, z wyraźnym wszakże akcentem na inwestowanie w kapitał ludzki - w oświatę, naukę, kulturę, szkolnictwo wyższe, ochronę zdrowia.</text:span></text:p>
      <text:p text:style-name="P1"><text:span text:style-name="T1">    Jest to wobec tego budżet, który kierujmy do coraz szerszych kręgów polskiego społeczeństwa, które korzystają z tego, że rośnie realny poziom wydatków z budżetu. Z pewnością nie rozwiąże to wciąż wielu trudnych jeszcze problemów instytucjonalnych i strukturalnych, ale z pewnością poziom satysfakcji z zaspokajania tych potrzeb będzie coraz większy. Budżet priorytetów społecznych ma bowiem swój bardzo wyraźny wymiar; rosną w sposób wyraźny, odczuwalny, niekiedy bez mała skokowy realne nakłady na podstawowe segmenty sektora usług społecznych. Rosną oto bowiem nakłady na edukację narodową, na oświatę i wychowanie o 7,1% w ujęciu realnym, a więc po wyeliminowaniu skutków inflacji. Rosną nakłady na szkolnictwo wyższe - w ujęciu realnym o 7,5%. Jest to wzrost znaczący, większy niż kiedykolwiek w latach poprzednich.</text:span></text:p>
      <text:p text:style-name="P1"><text:span text:style-name="T1">    Jako skokowy należy określić przyrost nakładów na kulturę i sztukę, zwiększają się one bowiem w przyszłorocznym budżecie realnie aż o 12,3%. Kultura polska jest w coraz lepszej kondycji. Potwierdzą to twórcy, którzy odnotowują coraz więcej sukcesów. Ale potwierdzą to także ci wszyscy z nas, którzy tę kulturę z coraz większą satysfakcją i zadowoleniem chłoną.</text:span></text:p>
      <text:p text:style-name="P1"><text:soft-page-break/><text:span text:style-name="T1">    Rosną także nakłady na służbę zdrowia, na ochronę zdrowia. Jest to jedna z największych pozycji, panie marszałku, w strukturze wydatków przyszłorocznego budżetu. Gdy ktoś woli, bo lepiej uzmysławia sobie ogrom tych pieniędzy, to będę operował kwotami w starych złotych i powiem, że będzie to ponad 195 bln zł. Aż tyle - jeśli taka będzie wola parlamentu - polscy podatnicy przeznaczą na finasowanie ochrony zdrowia przez budżet państwa. A to z dwu powodów, i tego nie ukrywamy; powód zasadniczy jest taki, iż jako podatnicy, a przede wszystkim jako ludzie, jako obywatele oczekujemy, że za te rosnące o 6,3% realnie nakłady będziemy lepiej obsługiwani przez znakomicie wykwalifikowanych, oddanych swej pracy - często właśnie traktowanej jako służba - pracowników służby zdrowia, ordynatorów i lekarzy, pielęgniarki i salowe, higienistki i stomatologów. To nie są pieniądze przeznaczane li tylko i wyłącznie po to, aby dofinansować w większym stopniu wydatki inwestycyjne, rzeczowe i płacowe w służbie zdrowia, choć i o to chodzi. Powtarzam jeszcze raz - społeczeństwo oczekuje, że za te środki, skoro odczuwalny będzie realny wzrost nakładów, będzie odczuwalna poprawa obsługi społeczeństwa w rozlicznych placówkach służby zdrowia. Placówek tych przybywa. Nie bez trudności i nie bez problemów, ale otwierane są nowe przychodnie, nowe oddziały kliniczne, nowe szpitale. Są one doposażane w coraz bardziej nowoczesne technologie, choć chciałbym wszystkim życzyć, aby jak najrzadziej musieli z dobrodziejstw tego doposażania służby zdrowia korzystać.</text:span></text:p>
      <text:p text:style-name="P1"><text:span text:style-name="T1">    Celem naszym jest także, i tego przecież nie ukrywamy, poprawienie warunków pracy i życia znaczącej rzeszy Polaków, którzy pracują w służbie zdrowia. Jest to łącznie aż około 700 tys. ludzi. To jest prawdziwa armia. Armia ta jest zasadniczo na utrzymaniu państwa, obywatelom tego państwa bowiem służy. Chcemy poprawić warunki płacowe ciężko pracujących pracowników służby zdrowia, dyscyplinując wszakże przy okazji wykorzystanie grosza publicznego.</text:span></text:p>
      <text:p text:style-name="P1"><text:span text:style-name="T1">    Stąd też rząd będzie podejmował dalsze działania restrukturyzujące, pozostające z przeszłości zobowiązania finansowe występujące w służbie zdrowia, będzie też - pod kontrolą i za przyzwoleniem parlamentu - zwiększał realne nakłady z kasy państwowej na funkcjonowanie ochrony zdrowia, bacząc, czy tym rosnącym nakładom towarzyszy również rosnący poziom obsługi obywateli, pacjentów, których oby było jak najmniej. A sądzę, że może być ich mniej. Polskie społeczeństwo jest bowiem coraz zdrowsze. W wyniku konsekwentnej realizacji polityki społecznego rozwoju, bardzo wrażliwej społecznie, choć twardej finansowo, dzisiaj Polak , Polka, przeciętnie licząc, żyją o rok dłużej niż 3 lata temu. Obecnie w Polsce wskaźnik śmiertelności niemowląt jest dwukrotnie (mniej więcej) niższy niż 3-4 lata temu.</text:span></text:p>
      <text:p text:style-name="P1"><text:span text:style-name="T1">    Tak oto pieniądze publiczne, które łożymy na funkcjonowanie ochrony zdrowia, przekładają się na to, że Polacy są zdrowsi. Są także zdrowsi dlatego, że zdrowsze jest środowisko naturalne, które trzeba widzieć w szerokim kompleksie przedsięwzięć służących dobrym warunkom pracy i życia w mieście i na wsi. Tutaj również jest istotne wsparcie z budżetu, a także z innych urządzeń finansów publicznych w postaci narodowego i wojewódzkich funduszy ochrony środowiska i gospodarki wodnej, co przekłada się na to, że woda zaiste czystsza, trawa bardziej zielona, a nade wszystko powietrze świeższe. Dzięki temu ludzie mniej chorują. Sądzę, że dzięki temu, iż jest więcej środków na ochronę zdrowia, ten postęp będzie kontynuowany.</text:span></text:p>
      <text:p text:style-name="P1"><text:span text:style-name="T1">    Zwiększa się nakłady na bezpieczeństwo, szeroko rozumiane: na wymiar sprawiedliwości o ponad 6%, na obronę narodową o ponad 4%, na bezpieczeństwo publiczne w kraju o ponad 3% - w ujęciu realnym. Tak że chciałbym - wraz z rządem, a przede wszystkim wraz z obywatelami miast i wsi, z ludźmi, z podatnikami - byśmy </text:span><text:soft-page-break/><text:span text:style-name="T1">za te rosnące wydatki z kieszeni polskiego podatnika mogli czuć się bezpieczniej, chronieni przed zagrożeniami, które życie współcześnie może przynosić.</text:span></text:p>
      <text:p text:style-name="P1"><text:span text:style-name="T1">    Jest także priorytet w budżecie 1997 r. - priorytet dotyczący rozwoju obszarów wiejskich. Przede wszystkim dlatego, że na wsi, na obszarach wiejskich, wciąż żyje około 1/3 z nas, wciąż pracuje około 1/4 Polaków, wytwarza się coraz więcej i coraz lepszej jakościowo żywności, którą konsumujemy wszyscy w Polsce. Z tego też powodu chcielibyśmy przy wspólnym wysiłku budżetowym wspierać tak rozwój rolnictwa, jego otoczenia, przemysłu rolno-spożywczego, jak i szerzej rozumianych, właśnie w ujęciu nowoczesnym u progu XXI wieku, obszarów wiejskich. Kontynuujemy zatem linię programową - instrumentem jej realizacji ma być także budżet na 1997 r. - tzw. wielofunkcyjnego rozwoju obszarów wiejskich, zakreśloną w stosownym programie ˝Strategii dla Polski˝. Będzie to już czwarty rok realizacji tegoż programu, odpowiadającego tzw. zintegrowanemu podejściu do rozwoju obszarów wiejskich w ujęciu Unii Europejskiej. Chcemy wobec tego łożyć realnie więcej przede wszystkim na rozwój infrastruktury, która ułatwia pracę i życie ludności wiejskiej i rolnikom, tj. na oczyszczalnie ścieków, na budowę dróg, na telefonizację, rozwój komunikacji i telekomunikacji, na wodociągi, ale także na infrastrukturę socjalną, żeby, mimo ciężkiej pracy, łatwiej było żyć na wsi polskiej. Jest tutaj odczuwalny postęp. Nie zawsze, nie wszędzie, nie w pełni, ale lepiej jest w 1996 r. niż było w 1994 r., lepiej będzie w 1997 r. niż było w 1995 r. Wydajemy bowiem z budżetu państwa - jeśli Wysoka Izba na to przyzwoli - ponad 35 bln starych złotych, albo ponad 3,5 mld nowych złotych, na szeroko rozumiany rozwój obszarów wiejskich, dokapitalizowując m.in. w ramach działających ustaw takie instytucje, jak Agencja Restrukturyzacji i Modernizacji Rolnictwa czy Agencja Rynku Rolnego, która powinna sprzyjać stabilizacji cen żywności w dłuższym okresie - z jednej strony, ale także dbać o odpowiednią proporcję, parytet dochodów ludności rolniczej i pracowniczej - z drugiej strony. Polityka ta będzie tym bardziej skuteczna, im bardziej wydłużona będzie perspektywa i stabilizujące działania Agencji Rynku Rolnego, co wymaga także odpowiedniego zasilania środkami budżetowymi. Są także środki na Agencję Własności Rolnej Skarbu Państwa, co ma sprzyjać przebudowie stosunków własnościowych polskiej wsi pod kątem zwiększenia efektywności, konkurencyjności i rozwoju obszarów wiejskich.</text:span></text:p>
      <text:p text:style-name="P1"><text:span text:style-name="T1">    Jednakże, jeśli potrafimy - a staramy się w rządzie, w parlamencie, w społeczeństwie - wydłużyć perspektywę, bardziej do przodu, na wiele lat, to z pewnością kapitalne znaczenie mają rosnące nakłady w obszarach wiejskich na oświatę, na doradztwo agrotechniczne, na postęp biologiczny, na zwiększenie zużycia środków ochrony roślin, na ochronę weterynaryjną naszych zasobów. Pod tym kątem proszę także spojrzeć krytycznym okiem, czy uczyniliśmy w rządzie wszystko, co można było zrobić? Czy proporcje są właściwe? Czy aż ponad 35 bln zł transferowanych przez budżet do producentów żywności - tych, którzy już to czynią i tych, którzy kształcą się, żeby żyjąc tam i pracując, czynić to w przyszłości - to wystarczające środki? Wszakże na wieś, do obszarów wiejskich poprzez budżet państwa trafia zdecydowanie więcej środków, proszę Wysokiej Izby - bo do tego trzeba dołożyć jeszcze ponad 90 bln zł, jest to jedna z największych pozycji - niż na przykład na obronę narodową albo na sprawiedliwość, albo na szkolnictwo wyższe razem z nauką i kulturą wzięte. Są to dopłaty do systemu rolniczych ubezpieczeń społecznych. System ten funkcjonuje w ten sposób, że tylko 1 na 20 zł, który trafia do emerytów i rencistów rolniczych, pochodzi z kieszeni ludności rolniczej. Pozostałe 19 na 20 zł pochodzi z kieszeni nas wszystkich, także tych, którzy zarobkują w rolnictwie i regulują podatki - właśnie od podatników. Nie są to dobre proporcje, ale nie jest </text:span><text:soft-page-break/><text:span text:style-name="T1">również wysoki poziom przeciętnych indywidualnych świadczeń rentowych i emerytalnych ludności rolniczej. W trosce o ich poprawę oczekujemy, że w wyniku mechanizmów waloryzacyjnych będą odczuwalne, choć niewielkie, przyrosty realnego poziomu. </text:span></text:p>
      <text:p text:style-name="P1"><text:span text:style-name="T1">    Oczekujemy także na podjęcie prac ustawodawczych przez Wysokie Izby i ukierunkowanie w sposób właściwy reformy systemu ubezpieczeń społecznych, w tym także w odniesieniu do ludności rolniczej, aby nie było to w przyszłości tak znaczącym obciążeniem finansów publicznych jak w roku następnym, kiedy pochłonie z budżetu państwa ponad 90 bln zł, a więc wraz z nakładami na szeroko rozumiany rozwój obszarów wiejskich - ponad 125 bln zł. Jest to bardzo dużo, choć z pewnością, z punktu widzenia potrzeb, jest to ilość niewystarczająca. Nasuwa się pytanie: Czy jest to wielkość optymalna z punktu widzenia konkurencyjności celów, możliwości państwa, gospodarki, konstrukcji preferencji społecznych, tak jak je widzimy w budżecie na rok 1997?</text:span></text:p>
      <text:p text:style-name="P1"><text:span text:style-name="T1">    Jest to zatem budżet preferencji społecznych, ale jak powiedziałem, wydłużyć trzeba perspektywę na przyszłość i wziąć pod uwagę dłuższy okres z przeszłości, aby ocenić właściwie, czy są to preferencje społeczne, czy też są to gesty władzy - jak już niektórzy tu i ówdzie komentowali rządowe propozycje (a mam nadzieję, że z czasem także parlamentarne rozstrzygnięcia) - pod kątem wyborów.</text:span></text:p>
      <text:p text:style-name="P1"><text:span text:style-name="T1">    Otóż ten budżet może nawet niektórym się podoba; choć nie jest to budżet moich marzeń, podobać się on może. Jeśli się podoba - trafnie bowiem wychwytujemy preferencje społeczne, w trosce zwłaszcza o rozwój młodego pokolenia, unowocześnianie polskiej gospodarki, lepsze funkcjonowanie instytucji polskiego państwa - to bardzo dobrze. Tak być powinno, choć oczekujemy nie pochwał za ten budżet, tylko słów ostrej krytyki, a przede wszystkim ewentualnych zmian tego, co zmianom podlegać powinno, na lepsze.</text:span></text:p>
      <text:p text:style-name="P1"><text:span text:style-name="T1">    Jest to budżet roku wyborów, ale wyborów nie w sensie wyborów parlamentarnych. Jest to budżet pewnych trudnych wyborów ekonomicznych i politycznych, których będziemy dokonywać w różnych miejscach, na różnych szczeblach - wielu z nich właśnie tu, w tej Izbie. Chcielibyśmy zatem, aby ostateczny kształt budżetu państwa polskiego na rok 1997 po rozpoczynającej się dzisiaj w Wysokiej Izbie debacie był taki, żeby utrwalić tendencje do rozwoju polskiej gospodarki i właściwie ukierunkowywać - również w przyszłości - niezbędne reformy, strukturalne i instytucjonalne, poprawiające pozycję polskiej gospodarki.</text:span></text:p>
      <text:p text:style-name="P1"><text:span text:style-name="T1">    Budżet ten ma cztery cechy:</text:span></text:p>
      <text:p text:style-name="P1"><text:span text:style-name="T1">    Jest to budżet preferencji społecznych, jest to bowiem budżet dla ludzi. Macie przed sobą, panie i panowie posłowie, dwa wielkie tomy: projekt ustawy budżetowej państwa na rok 1997 oraz uzasadnienie do niej. Jest tam bardzo wiele liczb i wskaźników. Niektórzy powiadają: słupki. Tam są przede wszystkim ludzie. To nie są nawet pieniądze ludzi. To są przede wszystkim ludzie, którym chcemy pomóc prowadząc politykę redystrybucji, a więc pobierania części dochodów z miejsca, w którym powstają, i transferowania ich tam, gdzie są - naszym wspólnym zdaniem - potrzebne po to, aby w przyszłości było jeszcze więcej do podziału. A zatem budżet ten, jeśli będzie dobrze zrealizowany, poprawić ma warunki życia przytłaczającej większości polskiego społeczeństwa.</text:span></text:p>
      <text:p text:style-name="P1"><text:span text:style-name="T1">    Budżet ten jest również instrumentem poprawy pozycji polskiej gospodarki, polskiego państwa, pozycji Polaków w świecie. Wyraźnie to można dostrzec, wychodzi on bowiem z okresu trudnych reform strukturalnych, które nadały wielki impet polskiej gospodarce, wzbudzający zdecydowanie więcej uznania, słów podziwu i pochwał za granicami niż w kraju. Ale taka jest natura rzeczy, że tu </text:span><text:soft-page-break/><text:span text:style-name="T1">jesteśmy od tego, żeby siebie krytykować i podejmować samokrytykę. Chwalenie naszych polskich osiągnięć pozostawmy innym, którzy potrafią je docenić.</text:span></text:p>
      <text:p text:style-name="P1"><text:span text:style-name="T1">    Polska jest członkiem - także w wyniku procedur ratyfikacyjnych przeprowadzonych przez Wysoką Izbę - Organizacji Współpracy Gospodarczej i Rozwoju (OECD). Polska jest członkiem - od lata 1995 r. - Światowej Organizacji Handlu (WTO). Polska jest członkiem stowarzyszonym Unii Europejskiej i oczekuje na przystąpienie już w przyszłym roku do tzw. negocjacji akcesyjnych. Krótko mówiąc, będziemy negocjować z partnerami z Unii Europejskiej, kiedy (miejmy nadzieję, że szybko), na jakich warunkach (na pewno będziemy zabiegać o to, żeby korzystnych) przystąpić do Unii Europejskiej.</text:span></text:p>
      <text:p text:style-name="P1"><text:span text:style-name="T1">    Rok przyszły jest także rokiem - sądzimy tak i oczekujemy tego jako Polacy - ważkich decyzji politycznych zwiększających bezpieczeństwo Polski jako państwa, ale także wzmacniających zaufanie do polskich reform gospodarczych z punktu widzenia antycypowanego już nie tylko w Polsce, ale w wielu innych stolicach świata członkostwa w Pakcie Północnoatlantyckim (NATO). Mówi się o tym wiele, dyplomacja polska i kręgi polityczne zabiegają o to, aby przystąpić do NATO ze względów takich, że chcemy zwiększyć bezpieczeństwo, wzmocnić nasze korzystne położenie geopolityczne, dyskontując to, że tak a nie inaczej toczy się koło historii.</text:span></text:p>
      <text:p text:style-name="P1"><text:span text:style-name="T1">    Oczekuje rząd polski, oczekuje społeczeństwo, że jeszcze wiosną, latem przyszłego roku zapadną konkretne decyzje polityczne co do rychłego przystąpienia Polski do Paktu Północnoatlantyckiego. Ale z tego też punktu widzenia, poprawiając międzynarodową pozycję polskiej gospodarki, siłę polskiego państwa, musimy również widzieć od strony finansowej potrzebę unowocześniania polskich sił zbrojnych pod kątem dostosowywania stopniowo, rok po roku, do tych wymagań, które trzeba będzie spełnić za lat kilka (może 1, 2, 3), przystępując do NATO. Jest to zatem budżet wzmacniania międzynarodowej pozycji Polski jako państwa, jej gospodarki, jako społeczeństwa i narodu. Osiągnięcia polskiej gospodarki wzbudzają bowiem dzisiaj duże uznanie ze względu na determinację i konsekwencję, z jaką prowadzimy reformy, i sposób, w jaki udaje nam się utrzymać dobre tendencje rozwojowe. Ten budżet, panie marszałku, ma bowiem także dwie inne cechy. Jest to budżet wzrostu i stabilizacji. Te cechy nie są nowe. Nie po raz pierwszy i - wierzę głęboko - nie po raz ostatni jest to budżet wzrostu i stabilizacji. W wyniku konsekwentnej, trudnej i pokonującej liczne trudy polityki naszych rządów zaiste rośnie produkcja, i to w sposób odczuwalny. Rok 1997 będzie kolejnym rokiem, w którym wzrośnie produkt krajowy brutto. Po odbiciu się od dna transformacyjnej recesji kilka lat temu tenże produkt krajowy brutto, najbardziej syntetyczny i wymowny wyraz postępu osiąganego przez pracowitych Polaków, zwiększył się w 1994 r. o 5,2%, w 1995 r. o kolejne 7%, w 1996 r. - o 5,5%, może nawet nieco więcej, do 6%. Tego samego oczekujemy w roku przyszłym. Ale przede wszystkim oczekujemy takiego kształtowania makroproporcji finansowych, takich reform instytucjonalnych i takiej mądrej polityki rządu pod odpowiedzialną kontrolą parlamentu, żeby te wskaźniki były co najmniej takie same, a jeśli to będzie realne i możliwe (a może być realne i możliwe), jeszcze lepsze w przyszłości. W roku przyszłym zatem ostrożnie, odpowiedzialnie przewidujemy, że dochód narodowy brutto (PKB) zwiększy się realnie o co najmniej 5,5%. Będzie to nadal wzrost ciągniony przez eksport, który ma się zwiększyć o 17% przy wzroście importu o 13%. Będzie to przede wszystkim wszakże - i tu są pewne zmiany strukturalne i odnośnie do proporcji - wzrost ciągniony przez inwestycje, które mają się zwiększyć o kilkanaście procent w sytuacji, kiedy konsumpcja realna naszego społeczeństwa zwiększy się o 4,8%. Cóż się dzieje w ten sposób? Otóż dzieje się to, że w ciągu 4 </text:span><text:soft-page-break/><text:span text:style-name="T1">lat realizacji ˝Strategii dla Polski˝ (1994-1997) dochód narodowy mierzony kategorią produktu krajowego brutto na ścieżce wzrostu zwiększa się realnie o ponad 25%, po wyeliminowaniu skutków inflacji. Jest to znakomite osiągnięcie, zwłaszcza jeśli zestawić je z tym, co się dzieje w niektórych innych państwach regionu, gdzie przebiegają procesy transformacyjne, albo porównać je z załamaniem recesyjnym tak dotkliwie przez nas odczuwanym jeszcze kilka lat temu. Czy można więcej, czy można lepiej? Z pewnością zawsze należy próbować, żeby robić lepiej i osiągać więcej. Taką ambitną próbą jest także to, co zapisujemy w projekcie ustawy budżetowej przedkładanej dzisiaj przez rząd Wysokiej Izbie.</text:span></text:p>
      <text:p text:style-name="P1"><text:span text:style-name="T1">    Rośnie zatem produkcja. Czy rośnie konsumpcja? Tak. W przyszłym roku wzrośnie realnie o 4,8%, ale w sposób skumulowany licząc znowu na ścieżce 4 lat (1994-1997) realizacji ˝Strategii dla Polski˝ realne spożycie w gospodarstwach domowych Polaków zwiększy się o ponad 20%. Dlaczego zatem wzrośnie produkcja mierzona dochodem narodowym o ponad 25%, a konsumpcja o 20%? Właśnie dlatego, że o ok. 38%, a więc w sposób skokowy, odpowiadający w zasadzie boomowi inwestycyjnemu, zwiększa się nakłady inwestycyjne, ponieważ polityka rządu koalicji SLD nie jest polityką przejadania przyszłości, tylko jest polityką inwestowania w przyszłość. Po to inwestujemy więcej, po to inwestycje (także przy użyciu instrumentów budżetowych) mają rosnąć szybciej, żeby w przyszłości szybko mógł rosnąć dochód narodowy i dzięki temu również odczuwalnie mogła zwiększać się konsumpcja przynajmniej w taki sposób, jak w minionych trzech i oczekiwanym czwartym roku realizacji ˝Strategii dla Polski˝.</text:span></text:p>
      <text:p text:style-name="P1"><text:span text:style-name="T1">    Jest to budżet wzrostu gospodarczego, który chcemy utrzymać także przez rosnącą skłonność do oszczędzania. A oszczędzać można wtedy, kiedy się ma z czego. Ma się z czego, dlatego że rosną dochody realne tak ludności, jak i przedsiębiorstw. Oszczędzać można wtedy, kiedy jest na co. O tym nie trzeba przekonywać już nawet największych krytyków i sceptyków, dlatego że w Polsce z pewnością od wielu lat jest już na co oszczędzać. Rynek jest coraz lepiej zaopatrzony w środki konsumpcji i w środki produkcji, jest głęboko zrównoważony i charakteryzuje się bardzo ostrą konkurencyjnością, której coraz więcej przedsiębiorców sektora prywatnego i publicznego jest w stanie sprostać. Jest to wobec tego budżet skłaniający do wzrostu oszczędzania - jest z czego, jest na co i opłaca się. Opłaca się - rozwija się bowiem rynek kapitałowy. W roku przyszłym rynek ten znowu się powiększy. Nie tylko dlatego, że na warszawskiej giełdzie papierów wartościowych - na której warto lokować środki, dobra jest bowiem koniunktura - będzie cytowanych, kwotowanych, szacowanych coraz więcej przedsiębiorstw, ale będzie także bogata i wyważona oferta prywatyzacyjna skarbu państwa. Po to między innymi wprowadzamy - i pod tym kątem przedłożona jest Wysokiej Izbie ustawa budżetowa - reformatorskie rozwiązania dotyczące sposobu funkcjonowania administracji gospodarczej, co kryje się za pojęciem reformy centrum gospodarczego rządu. Jest wśród nas minister skarbu państwa, który będzie obecnie koordynował politykę państwa w zakresie poprawy efektywności funkcjonującego wciąż jeszcze w licznych segmentach gospodarki sektora publicznego, ale przede wszystkim przeprowadzał korzystnie dla gospodarki, a także z troską o dochody budżetu państwa, procesy prywatyzacyjne. Oczekujemy, że całość dochodów z prywatyzacji w roku 1997 przekroczy 35 bln zł, licząc prywatyzację elementów sektora finansowego, takich jak instytucje bankowe i ubezpieczeniowe. Jest to 3% dochodów budżetu państwa. Chcielibyśmy wszakże, aby dochody z prywatyzacji nie były przejadane - jak to się obiegowo mówi - ale inwestowane i służyły rozwojowi, unowocześnianiu, poprawie konkurencyjności polskiej gospodarki w przyszłości. </text:span><text:soft-page-break/><text:span text:style-name="T1">Stąd też troska w budżecie państwa o dokapitalizowanie rozlicznych instytucji służących rozwojowi gospodarki, takich jak na przykład Korporacja Ubezpieczeń Kredytów Eksportowych, jak pewien system gwarancji i poręczeń. W Wysokiej Izbie znajduje się już stosowna propozycja rozwiązań ustawowych, która będzie przygotowywana równolegle z pracami nad budżetem, unowocześniając stosowany tutaj system i zachęcając do dalszego oszczędzania. Kto bowiem dużo oszczędza, ten dużo inwestuje. Kto dużo inwestuje, ten coraz więcej produkuje. A kto coraz więcej produkuje, ten coraz lepiej żyje. I taka jest najprostsza logika polityki gospodarczej i społecznej czwartego roku ˝Strategii dla Polski˝.</text:span></text:p>
      <text:p text:style-name="P1"><text:span text:style-name="T1">    Jest to także budżet stabilizacji. Być może jako minister finansów - do tej pory pewnie więcej mówiłem jako wicepremier koordynujący politykę gospodarczą - o tym wątku stabilizacji finansów, pieniądza, powinienem powiedzieć na początku, ale czynię to z pełną świadomością. Jest to bowiem, powtarzam, budżet preferencji społecznych i temu mają być podporządkowane proporcje. Temu mają być podporządkowane słynne ˝słupki˝, które się muszą zgadzać w państwie polskim tak jak w szkole, żeby dostać dobrą ocenę z matematyki. Parlament wystawi ocenę rządowi, czy dobrze te słupki poukładał w trosce o zbilansowanie strumieni i zasobów.</text:span></text:p>
      <text:p text:style-name="P1"><text:span text:style-name="T1">    Jak to wygląda, proszę Wysokiej Izby? Otóż zmniejsza się przede wszystkim fiskalizm. Już niejednokrotnie w tym miejscu i pewnie jeszcze nieraz w przyszłości będziemy się spierać i dyskutować, czy to dobrze, czy źle. Zdaniem naszego rządu - to dobrze. Jak to bowiem wykazałem, rosną wydatki, zgodnie z preferencjami społecznymi, na rozliczne elementy sektora usług społecznych, po to, żeby się łatwiej żyło i pracowało. Ale rosną one wolniej niż zwiększy się produkt krajowy brutto, który będzie w roku przyszłym o 1/4 większy w ujęciu realnym niż w roku 1993. Wydatki budżetu rosną jednak w stopniu zróżnicowanym w poszczególnych pozycjach. Udaje nam się zasadniczo kontynuować to, co w innym momencie dyskusji tutaj nazwaliśmy budżetem przełomu - mówię o roku 1996 - wskazując na zapoczątkowanie procesu topnienia tzw. dwóch śnieżnych kul, a mianowicie dopłat do systemu ubezpieczeń społecznych oraz kosztów obsługi długu publicznego. W wyniku zawiłych, skomplikowanych, bardzo profesjonalnych działań z zakresu inżynierii finansowej nadal powinien obniżać się dług publiczny. Być może na gruncie czysto finansowym, na gruncie proporcji gospodarczych największym sukcesem realizacji czterech lat programu ˝Strategia dla Polski˝ jest zmniejszenie stosunku wysokości długu publicznego, a więc zadłużenia Polaków wobec państwa, instytucji w kraju i za granicą (w sumie), do produktu krajowego brutto z ok. 86% w końcu 1993 r. do ok. 53% na koniec tego roku i - jak szacujemy - tylko 49,7% w końcu 1997 r. To jest osiągnięcie imponujące, bardzo odpowiedzialne, to jest wielki sukces wszystkich Polaków i to jest wielki prezent dla młodego pokolenia Polaków. Prowadzimy bowiem strategię i politykę gospodarczą i finansową nie w ten sposób, że przerzucamy koszty poprawy finansowania kapitału ludzkiego, warunków pracy i życia na barki przyszłego pokolenia (a tak w dawniejszej przeszłości bywało), tylko bierzemy to na siebie i rozwiązujemy problemy na bieżąco na tyle, na ile tylko potrafimy, na ile nam na to pozwala rosnący strumień środków pochodzenia krajowego.</text:span></text:p>
      <text:p text:style-name="P1"><text:span text:style-name="T1">    Dochody do budżetu państwa wyniosą 116,4 mld zł. Dużo to czy mało? Dużo, bo więcej niż w przeszłości. Wystarczająco czy nie? Z pewnością nie, potrzeby bowiem, zwłaszcza tak definiowane jak to u nas bywa, mogą być nieograniczone. Jednak stopień zaspokojenia potrzeb dzięki temu, co wykazywałem, będzie większy. Ile do tego możemy dołożyć, finansując to z deficytu, a więc godząc się - jeśli taka wola </text:span><text:soft-page-break/><text:span text:style-name="T1">parlamentu - na to, że będziemy więcej wydawać, niż ściągać do budżetu w postaci dochodów podatkowych, niepodatkowych, z prywatyzacji i innych należności? Uważamy, że ponad 11 mld zł ; relatywizując to i porównując do produktu krajowego brutto, który wyniesie ok. 430 mld nowych zł albo 4300 bln starych zł, albo jeszcze inaczej, ponad 140 mld dolarów - jest to 2,6%. Byłby to zatem kolejny już rok, kiedy poziom deficytu budżetu państwa w stosunku do rosnącego produktu krajowego brutto utrzymuje się - w dolnej strefie stanów średnich, chciałoby się powiedzieć - w graniach 2,6-2,8%, co budzi zazdrość bardzo wielu państw, w tym także zdecydowanie bardziej zamożnych niż Polska. Dzisiaj bowiem trwają liczne zabiegi, nie tylko ekonomiczne, ale także polityczne, nie tylko finansowe, ale także arytmetyczne (mówi się o tym nieco złośliwie nawet w niektórych państwach - arytmetyka z Maastricht), żeby oto dowieść, że ten czy inny kraj jest w stanie w roku przyszłym sprowadzić poziom deficytu poniżej 3%, mając w perspektywie wielki zamysł historyczny w Europie, mianowicie unię walutową wdrażaną w większości - miejmy nadzieję - państw Unii Europejskiej w 1999 r.</text:span></text:p>
      <text:p text:style-name="P1"><text:span text:style-name="T1">    Ale jeśli Polska ma dzisiaj rozpocząć debatę, która, sądzę, szybko się zwieńczy dobrym dziełem, nad swoim budżetem na rok 1997, widzieć musi także i to wyzwanie, przed którym Polacy staną w przyszłości. Jeśli mówimy, że jesteśmy gotowi doprowadzić ojczyznę do członkostwa w Unii Europejskiej, to musimy także być gotowi do postawienia dzisiaj pytania: Czy chcemy doprowadzić z czasem do pełnej integracji? Ten czas dzisiaj jest jeszcze nie do końca zdefiniowany. Ale już dzisiaj trzeba postawić w polskim parlamencie pytanie: Czy prowadzimy strategię rozwoju społeczno-gospodarczego i kontynuujemy, dźwigając odpowiedzialność za losy ojczyzny w perspektywie przyszłego wieku, taką politykę reform strukturalnych, aby z czasem także i Polska przystąpiła nie tylko jako pełnoprawny członek do Unii Europejskiej, ale uczestniczyła w programie unii walutowej? Jeśli tak, to trzeba prowadzić taką politykę, żeby nie doprowadzić kogokolwiek w przyszłości, jakiegokolwiek rządu i parlamentu, a przede wszystkim społeczeństwa, do sytuacji ˝niedoczasu˝. Stąd potrzebna jest dyscyplina finansowa, stąd potrzebne jest miarkowanie wielkości deficytu budżetowego, przy czym godzimy się na taki deficyt przede wszystkim dlatego, że przy tym poziomie deficytu i przy takim obniżającym się fiskalizmie jesteśmy w stanie zapewnić realny wzrost wydatków w wysokościach, o których mówiłem wcześniej, jest to bowiem budżet priorytetów społecznych.</text:span></text:p>
      <text:p text:style-name="P1"><text:span text:style-name="T1">    Jak zatem zmniejsza się relacja dochodów budżetu państwa do rosnącego produktu krajowego brutto? Otóż spada ona z 29,3% w roku ubiegłym, 1995, do 27,1% produktu krajowego brutto w roku 1997, a więc o 2,2 punktu procentowego w ciągu dwóch lat: 1996 i 1997 z czteroletniego okresu realizacji ˝Strategii dla Polski˝. Dużo to czy mało? Z punktu widzenia zmniejszania redystrybucyjnej roli budżetu i w ten sposób wzmacniania tendencji stabilizacyjnej jest to dużo. Niewiele jest państw w Europie i na świecie, które mają takie wskaźniki dowodzące poprawy efektywności i spadającego fiskalizmu. Z punktu widzenia napięć, które - nie ukrywam - przecież występują i będą występowały w polityce finansowej (budżetowej) - w zasadzie nie ma przecież posiedzenia Wysokiej Izby, by się te problemy w ten czy inny sposób nie przewijały - oczywiście rodzi się pytanie, czy jest to optymalne, ale optimum tutaj jest trudne do znalezienia i zdefiniowania, co innego bowiem optimum ekonomiczno-finansowe, a co innego optimum społeczno-polityczne. To, co proponuje rząd koalicji SLD-PSL, wydaje się jakąś próbą poszukiwania optimum finansowo-politycznego, ale to już ocenicie sami, panie i panowie posłowie.</text:span></text:p>
      <text:p text:style-name="P1"><text:span text:style-name="T1">    Wydatki z budżetu zaś zmniejszają się z 31,9% w stosunku do produktu krajowego brutto w 1995 r. do 29,7% produktu krajowego brutto (który w 1997 r. ma już wynosić </text:span><text:soft-page-break/><text:span text:style-name="T1">430 mld zł). Gdyby tak było, to byłaby to znakomita relacja wydatków i dochodów budżetu państwa do produktu krajowego brutto; wynosiłaby ona w roku przyszłym w jednym i w drugim przypadku już poniżej 30% przy deficycie 2,6% bądź minimalnie większym, ale finansowanym w sposób bezinflacyjny, jeśli ostateczne rozstrzygnięcia podatkowe będą po myśli przytłaczającej większości podatników, o co konsekwentnie zabiega nasz rząd. Spada bowiem fiskalizm i jest to instrument zwiększania skłonności do oszczędzania, przy utrzymywaniu dyscypliny finansowej i równowagi makroekonomicznej, po to, żeby podtrzymać tendencje do szybkiego rozwoju i poprawiać warunki pracy i życia.</text:span></text:p>
      <text:p text:style-name="P1"><text:span text:style-name="T1">    Obniżamy - i na to jest już przyzwolenie Wysokiej Izby, a rozstrzygać ostatecznie dzisiaj będzie Senat - podatki dla przedsiębiorstw. Oczekują na to wszyscy przedsiębiorcy z sektorów prywatnego i publicznego, w rolnictwie i w przemyśle, w mieście i na wsi, krajowi i zagraniczni, których jest coraz więcej, traktujemy bowiem ich instrumentalnie w tym sensie, że jest to dla nas sposób na poprawę konkurencyjności polskiej gospodarki. Efektywna stopa podatku pobieranego od osób prawnych, a więc od przedsiębiorstw, obniży się z obecnego, tegorocznego poziomu wynoszącego 31,5% do około 27-28% w roku przyszłym, a to w wyniku tych dobrodziejstw, które chcemy wprowadzić w naszej polityce zmniejszania obciążenia podatkowego, fiskalizmu. Chcielibyśmy także obniżyć w przyszłym roku podatki od dochodów osobistych, tak jak proponował to wcześniej rząd, do 20, 31, 43% bądź w sposób najbliższy temu przedłożeniu rządowemu i konsekwentnie w roku 1998 i w latach następnych do 20 bądź nawet 19% - pojawiają się bowiem takie możliwości - i 30 oraz 40%, po to, aby wspierać efektywność, a także działać zgodnie z poczuciem sprawiedliwości społecznej, mówiącym, że praca wydajna, efektywna, aktywna, wymagająca odpowiedniego wykształcenia jest lepiej opłacana, ale i tak będzie dwa razy wyżej opodatkowana, jeśli bowiem podatki będą wynosiły w górnych przedziałach 30 i 40%, to w każdym wypadku będzie to co najmniej o połowę bądź dwa razy więcej niż w przypadku stawki 20 albo 19%.</text:span></text:p>
      <text:p text:style-name="P1"><text:span text:style-name="T1">    Czy jest to nadmierna progresja? Zdaniem rządu - nie. Czy jest ona niedostateczna? W przekonaniu rządu - z pewnością nie. Czy jest motywacyjna? Tak, przy czym nie chodzi o to - jak niektórzy chcieliby sugerować - że chcemy preferować bogatych kosztem biednych. Chcemy sprzyjać temu, aby coraz mniej było obszarów ubóstwa, tam gdzie niestety mogą one jeszcze występować, także wskutek wcześniejszego załamania recesyjnego - ale to jest możliwe tylko i wyłącznie na ścieżce wzrostu gospodarczego. A zatem chcemy sprzyjać motywacji do pracy, ale chcemy także sprzyjać takiemu nastawieniu, coraz bardziej obecnemu w umysłach Polaków - rodziców, dziadków - że oto warto łożyć na kształcenie młodego pokolenia, bo jak ci młodzi ludzie już zostaną leśnikami, inżynierami, weterynarzami, nauczycielami, lekarzami czy oficerami, to gdy będą zarabiać więcej niż ich rodzice i dziadkowie, to nie będą płacić podatku w wysokości np. 45%, skoro będzie możliwość płacenia podatku w wysokości 40%. Jest to także element zachęcający do inwestowania w kapitał ludzki, znajdujący się na szczycie budżetu preferencji społecznych, i dziś, jak rzadko kiedy, nie są to już tylko słowa, nie są to już tylko deklaracje, są to twarde zapisy w postaci rządowego przedłożenia w ustawie budżetowej.</text:span></text:p>
      <text:p text:style-name="P1"><text:span text:style-name="T1">    Postęp, jeżeli chodzi o stabilizację, wyraża się oczywiście także w tym, że spowalnia się tempo inflacji. Zło, jakim jest inflacja, wciąż jeszcze nam - producentom i konsumentom - doskwiera. Toczy się wojna - chciałoby się powiedzieć: bardzo trudna i długotrwała wojna - z inflacją. Daje ona efekty, daje rezultaty w wyniku naszej determinacji, w wyniku naszej konsekwencji, naszych wspólnych wysiłków. </text:span><text:soft-page-break/><text:span text:style-name="T1">Choć nie zawsze i nie wszyscy wspierają te wysiłki, inflacja spada. O ile w końcu 1993 r., przed przystąpieniem do realizacji ˝Strategii dla Polski˝, poziom wzrostu cen w grudniu w porównaniu z grudniem 1992 r. sięgał 38%, o tyle obecnie jest szansa, że na koniec tego roku w porównaniu z grudniem 1995 r. wskaźnik cen konsumpcyjnych spadnie poniżej 18%. Dziś, na 47 dni przed końcem roku, jest także bardzo duże prawdopodobieństwo, bez mała pewność, że przeciętny poziom cen konsumpcyjnych w roku 1996 w stosunku do średniego poziomu z roku ubiegłego wzrośnie, a wskaźnik inflacji obniży się do maksimum 19,8, a może 19,7%.</text:span></text:p>
      <text:p text:style-name="P1"><text:span text:style-name="T1">    Chciałbym zatem poinformować, panie marszałku, na niespełna 7 tygodni przed dopełnieniem się tego roku, że w wyniku polityki rządu - trudnej, realizowanej w trudnych warunkach, ale konsekwentnej i, sądzę, dosyć mądrej, rozważnej - udaje nam się po raz piewszy zrealizować to, do czego Wysoka Izba nas zobowiązała, jeśli chodzi o proces obniżania inflacji. W tej też sytuacji zakładane w ustawie budżetowej na ten rok, jak i na rok przyszły przyrosty nominalne w pełni się urealniają. Przekłada się to na twarde złote, albo - jak się obiegowo mówi - złotówki, za które można kupić więcej metrów, kilogramów, sztuk towarów, dzięki czemu polskiej gospodyni domowej łatwiej prowadzić gospodarstwo domowe, polskiemu przedsiębiorcy łatwiej kierować firmą, Polakom ławiej żyć dziś niż w przeszłości.</text:span></text:p>
      <text:p text:style-name="P1"><text:span text:style-name="T1">    Chcielibyśmy, aby poziom wzrostu cen obniżył się, licząc przeciętnie, w roku przyszłym do przeciętnego poziomu z roku 1996, czyli nie więcej niż 15%. Czy jest to możliwe? Tak. Czy jest to łatwe? Nie. Jest to bardzo trudne. Proces tzw. dezinflacji, a więc schodzenia z inflacją z roku na rok w dół, przy dużej dozie inercyjności inflacji, przy przeindeksowywaniu gospodarki - dlatego że wszystko się próbuje porównywać z inflacją i dostosowywać do niej, przelewając niejako częstokroć po części z pustego w próżne i napędzając tę inflację - jest bardzo uciążliwy.</text:span></text:p>
      <text:p text:style-name="P1"><text:span text:style-name="T1">    Schodzenie z inflacji w niższych pułapach jest trudniejsze niż w wyższych. Łatwiej zejść z inflacji 600% na 60% niż z 60% na 6%, a jeszcze trudniej zejść z 6% na 0,6%, ale z pełną determinacją jesteśmy gotowi, jeśli parlament przyzwoli, prowadzić taką politykę, aby w końcu przyszłego roku poziom cen konsumpcyjnych przekraczał poziom, jaki będziemy mieli w grudniu tego roku, nie więcej niż o 13%. Jest to trudne, ale możliwe. My jesteśmy od rozwiązywania trudnych problemów. Na to czekają Polacy. Jeśli wobec tego w roku 1997 może być tak, że rośnie produkcja, spada inflacja, rośnie konsumpcja, spada bezrobocie, rosną inwestycje, spadają podatki, to, dalibóg, dlaczego nie miałoby się to udać?</text:span></text:p>
      <text:p text:style-name="P1"><text:span text:style-name="T1">    Dopracujmy wobec tego ten budżet, żeby to umożliwić. Wówczas stanie się w pełni realne i nie będzie wywoływało emocji, sporów, dyskusji to, że już 1 kwietnia - czas szybko leci i nie jest to żaden prima aprilis - zostaną podniesione znacząco, odczuwalnie, płace dla 2,5-milionowej bez mała rzeszy pracowników tzw. budżetówki, a więc, mówiąc dokładniej, sektora usług społecznych: w oświacie, w nauce, w kulturze, w sztuce, w ochronie zdrowia, w administracji państwowej, która nie jest wstrętna, tylko ma ludziom pomagać, bo ona też nas wszystkich obsługuje. Wówczas przeciętne płace - nie mówię o dochodach, jest to bowiem bardziej złożona struktura - w szkolnictwie wyższym, tam gdzie się kształci naszych studentów (jeśli chodzi o nich, też chcemy wyjść naprzeciw inicjatywie grupy parlamentarzystów zmierzających do wprowadzenia ulg związanych z kształceniem studentów) płace przeciętne wyniosłyby w roku przyszłym 1127 zł albo 11 i ponad ćwierć mln zł. Powtarzam jeszcze raz: to są płace, to nie są dochody. Akurat w tej grupie bowiem - ze względu na aktywność zawodową, kwalifikacje - dochody są wyraźnie większe niż płace. Płace w oświacie, i tej finansowanej bezpośrednio z budżetu państwa, o której mowa tutaj, i tej obejmującej rzesze nauczycieli, wychowawców, wychowawczyń, </text:span><text:soft-page-break/><text:span text:style-name="T1">instruktorów, finansowanej w ramach budżetów samorządów gmin, dużych miast (po raz pierwszy to rozwiązanie odnośnie do dużych miast za przyzwoleniem Wysokiej Izby zostało wdrożone w tym roku) wyniosą dziewięćset kilkadziesiąt złotych. Niewiele mniejsze będą przeciętne płace w służbie zdrowia, gdzie pracuje 700 tys. lekarzy, pielęgniarek, stomatologów. Ponad 8600 tys. starych złotych będą wynosiły przeciętne płace w instytucjach kulturalnych. To nie są dochody artystów, to nie są dochody ludzi kultury i sztuki, to są płace z budżetu państwa. Ich dochody bowiem pochodzą z różnych źródeł. Tak się stanie, gdyż będą znaczące podwyżki (w granicach miliona kilkuset tysięcy złotych) zgodnie z wynegocjowanymi proporcjami w partnerski sposób - przy wzajemnym zrozumieniu i poszanowaniu - w Komisji Trójstronnej z kolegami ze związków zawodowych oraz kolegami ze związków pracodawców. Dzięki temu przeciętna relacja płacy w sferze tzw. budżetowej, a więc w sektorze usług społecznych opłacanych z budżetu państwa, w stosunku do przeciętnej płacy w przedsiębiorstwach zwiększy się kolejny rok z rzędu i przekroczy 87%; przekroczy 87% - choć warto byłoby także przeprowadzić w niezależnych instytutach naukowych badania nad tym, jak się kształtują przeciętne dochody pracowników, dla których pierwszym źródłem zatrudnienia i w związku z tym pobierania płacy jest sektor usług społecznych finansowany z budżetu, czyli pracowników tzw. budżetówki, bo one są zdecydowanie większe niż przeciętne płace, o których mówię, w stosunku do przeciętnych dochodów pracowników sektora przedsiębiorstw. Ta relacja jest zdecydowanie korzystniejsza dla tych pierwszych, a więc dla osób pracujących w usługach społecznych, niż ta relacja wynosząca 87,1%, o której wspomniałem wcześniej.</text:span></text:p>
      <text:p text:style-name="P1"><text:span text:style-name="T1">    Taką politykę chcemy prowadzić - politykę poprawy warunków życia Polaków, podnoszenia międzynarodowego prestiżu Polski w skali światowej, politykę wzrostu i stabilizacji na ścieżce rozwagi finansowej i odpowiedzialności politycznej, na ścieżce ambicji, stawiania czoła wyzwaniom, które stoją przed ojczyzną, przed narodem w latach następnych, i tu, w kraju, i ze względu na nasze ambicje wynikające z tego, co się dzieje we współczesnym świecie. Skoro Polska w roku 1996 - w wyniku działalności naszych rządów, parlamentarzystów, reformatorów, a przede wszystkim w wyniku pracowitości Polaków i gotowości do przechodzenia przez trudne fazy reform strukturalnych i instytucjonalnych - mogła dojść do tak nas nobilitującego, tak ważkiego członkostwa w Organizacji Współpracy Gospodarczej i Rozwoju (OECD), to z pewnością jesteśmy w stanie przystąpić wkrótce do Paktu Północnoatlantyckiego, a z czasem także jako pełnoprawny członek do Unii Europejskiej. Temu przy wydłużaniu perspektywy ma służyć projekt ustawy budżetu państwa na rok 1997, ale ma on także służyć jak najlepszemu zaspokajaniu potrzeb społeczeństwa w roku przyszłym. Chcielibyśmy wobec tego zyskać przychylność parlamentu dla rządowego przedłożenia. Chcielibyśmy, aby rok 1997 był rokiem realizacji preferencji społecznych nie dlatego, że ktoś komuś coś obiecywał, choć to może mieć dla kogoś duże znaczenie, lecz dlatego, że na to czekają ludzie. Na to czekają ludzie, którzy słuchają tego, o czym mówimy, obserwują, jak myślimy, jak argumentujemy. Chciałbym, żeby działania rządu, żeby kontrola parlamentu, żeby światłe myślenie naszych polityków tym oczekiwaniom ludzi wyszły naprzeciw. Temu służy projekt ustawy budżetowej na rok 1997. Oddaję go w wasze, panie i panowie posłowie, ręce. Dziękuję.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4:47:00</meta:creation-date>
    <dc:date>2013-01-09T14:48:00</dc:date>
    <meta:editing-duration>PT1S</meta:editing-duration>
    <meta:generator>LibreOffice/3.6$Windows_x86 LibreOffice_project/2ef5aff-a6fb0ff-166bdff-cf087ad-0f1389</meta:generator>
    <meta:document-statistic meta:table-count="0" meta:image-count="0" meta:object-count="0" meta:page-count="12" meta:paragraph-count="47" meta:word-count="6670" meta:character-count="45841" meta:non-whitespace-character-count="390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